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F000000043805F8A56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6.485cm, 2.258cm, 8.017cm, 52.44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cm" svg:height="4.2cm" svg:x="0cm" svg:y="0.001cm">
          <draw:image xlink:href="Pictures/1000000000000F000000043805F8A56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4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7-12T11:16:53.04</meta:creation-date>
    <dc:date>2017-07-12T11:24:25.79</dc:date>
    <dc:creator>Jason Statham</dc:creator>
    <meta:editing-duration>PT3M11S</meta:editing-duration>
    <meta:editing-cycles>1</meta:editing-cycles>
    <meta:generator>OpenOffice/4.1.3$Win32 OpenOffice.org_project/413m1$Build-9783</meta:generator>
    <meta:document-statistic meta:object-count="1"/>
  </office:meta>
</office:document-meta>
</file>